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" svg:font-family="arial, sans-serif"/>
    <style:font-face style:name="courier new" svg:font-family="'courier new'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1" style:master-page-name="HTML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.1965in"/>
    </style:style>
    <style:style style:name="P4" style:family="paragraph" style:parent-style-name="Text_20_body">
      <style:paragraph-properties fo:margin-top="0in" fo:margin-bottom="0.1965in"/>
    </style:style>
    <style:style style:name="T1" style:family="text">
      <style:text-properties fo:font-style="italic"/>
    </style:style>
    <style:style style:name="T2" style:family="text">
      <style:text-properties style:font-name="courier new"/>
    </style:style>
    <style:style style:name="T3" style:family="text">
      <style:text-properties style:font-name="arial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ufgaben ReSi - Teil 1 </text:h>
      <text:h text:style-name="Heading_20_2" text:outline-level="2">1. Ist Java - wie so oft behauptet - wirklich sicher? Testen Sie: </text:h>
      <text:list text:style-name="L2">
        <text:list-item>
          <text:p text:style-name="P2">Buffer-Overflows </text:p>
        </text:list-item>
        <text:list-item>
          <text:p text:style-name="P2">Integer-Overflows </text:p>
        </text:list-item>
        <text:list-item>
          <text:p text:style-name="P2">Race-Conditions beim Arbeiten mit Dateien </text:p>
        </text:list-item>
        <text:list-item>
          <text:p text:style-name="P3">Werden <text:span text:style-name="T1">Symbolic-Links</text:span> sicher gehandhabt? </text:p>
        </text:list-item>
      </text:list>
      <text:p text:style-name="P4"/>
      <text:h text:style-name="Heading_20_2" text:outline-level="2">2. Wo ist der Fehler, wie kann er behoben werden? - ziptool </text:h>
      <text:p text:style-name="P4"><text:span text:style-name="T2">switch(oper)</text:span><text:line-break/><text:span text:style-name="T2">{</text:span><text:line-break/>    <text:span text:style-name="T2">case MOUNT_DISK:</text:span><text:line-break/>    <text:span text:style-name="T2">strncpy(cmd, MOUNT_CMD, strlen(MOUNT_CMD)+1);</text:span><text:line-break/>    <text:span text:style-name="T2">strncat(cmd, " -t ext2 ", 9);</text:span><text:line-break/>    <text:span text:style-name="T2">strncat(cmd, dev, strlen(dev)+1);</text:span><text:line-break/>    <text:span text:style-name="T2">strncat(cmd, " ", 1);</text:span><text:line-break/>    <text:span text:style-name="T2">...</text:span><text:line-break/> </text:p>
      <text:h text:style-name="Heading_20_2" text:outline-level="2">3. Wo ist der Fehler, wie kann er behoben werden? - smalltalk </text:h>
      <text:p text:style-name="P4"><text:span text:style-name="T3">Als Hinweis: Die Variable </text:span><text:span text:style-name="T2">char1</text:span><text:span text:style-name="T3"> ist vom Typ </text:span><text:span text:style-name="T2">int</text:span><text:span text:style-name="T3">, </text:span><text:span text:style-name="T2">colorTable[a].string[0] </text:span><text:span text:style-name="T3">ist vom Typ </text:span><text:span text:style-name="T2">char</text:span><text:span text:style-name="T3">.<text:line-break/>Beide sind vorzeichenbehaftet, </text:span><text:span text:style-name="T2">int</text:span><text:span text:style-name="T3"> ist 32 Bit groß, </text:span><text:span text:style-name="T2">char</text:span><text:span text:style-name="T3"> 8 Bit.<text:line-break/>Weitere Frage: Wo kommt das Problem zum Tragen?<text:line-break/><text:line-break/></text:span><text:span text:style-name="T2">memset (crgb, 0, 256 * sizeof (unsigned int *));</text:span><text:line-break/><text:span text:style-name="T2">for (a = 0; a &lt; ncolors; a++)</text:span><text:line-break/><text:span text:style-name="T2">{</text:span><text:line-break/>     <text:span text:style-name="T2">char1 = colorTable[a].string[0];</text:span><text:line-break/>     <text:span text:style-name="T2">if (crgb[char1] == NULL)</text:span><text:line-break/>     <text:span text:style-name="T2">{</text:span><text:line-break/>          <text:span text:style-name="T2">crgb[char1] = (unsigned int *) ...</text:span><text:line-break/> </text:p>
      <text:h text:style-name="Heading_20_2" text:outline-level="2">4. Wo ist der Fehler, wie kann er behoben werden - libX11 </text:h>
      <text:p text:style-name="P4"><text:span text:style-name="T2">unsigned int i;</text:span><text:line-break/><text:line-break/><text:span text:style-name="T2">for (i = nbytes; --i &gt;=0;)</text:span><text:line-break/>    <text:span text:style-name="T2">*dst++ = *src++;</text:span><text:line-break/> </text:p>
      <text:h text:style-name="Heading_20_2" text:outline-level="2">5. Wo ist der Fehler, wie kann er behoben werden - xpdf </text:h>
      <text:p text:style-name="P4">Hinweis 1: Der erste if-Block dient zum Aufspühren von Integer-Overflows.<text:line-break/>Hinweis 2: Funktionssignatur: <text:span text:style-name="T2">gmalloc(int)</text:span> (denken Sie an andere Rechnerarchitekturen)<text:line-break/><text:line-break/><text:span text:style-name="T2">size_t size;</text:span><text:line-break/><text:line-break/><text:span text:style-name="T2">if(size*sizeof(XRefEntry)/sizeof(XRefEntry) != size)</text:span><text:line-break/><text:span text:style-name="T2">{</text:span><text:line-break/>    <text:span text:style-name="T2">error(-1, "Invalid 'size' inside xref table.");</text:span><text:line-break/>    <text:span text:style-name="T2">ok = gFalse;</text:span><text:line-break/>    <text:span text:style-name="T2">errCode = errDamaged; #define SIZEOF_MYDATA 100</text:span><text:line-break/><text:span text:style-name="T2">}<text:line-break/><text:line-break/>entries = (XRefEntry *)gmalloc(size * sizeof(XRefEntry));</text:span><text:line-break/><text:span text:style-name="T2"><text:line-break/>for (i = 0; i &lt; size; ++i)</text:span><text:line-break/><text:span text:style-name="T2">{</text:span><text:line-break/>    <text:span text:style-name="T2">entries[i].offset = 0xffffffff;<text:line-break/>    entries[i].used = gFalse;</text:span><text:line-break/><text:span text:style-name="T2">}</text:span><text:line-break/><text:line-break/><text:line-break/></text:p>
      <text:h text:style-name="Heading_20_2" text:outline-level="2">6. Wo ist der Fehler, wie kann er behoben werden - ntop </text:h>
      <text:p text:style-name="P4"> Hinweis: Hier sind zwei potentielle Sicherheitsprobleme.<text:line-break/><text:line-break/><text:span text:style-name="T2">if(num == 0) putenv("QUERY_STRING=");</text:span><text:line-break/><text:line-break/><text:span text:style-name="T2">sprintf(line, "%s/cgi/%s", getenv("PWD"), cgiName);</text:span><text:line-break/><text:line-break/><text:span text:style-name="T2">if((fd = popen(line, "r") == NULL) { ...</text:span><text:line-break/><text:line-break/></text:p>
      <text:h text:style-name="Heading_20_2" text:outline-level="2">7. Wo ist der Fehler, wie kann er behoben werden - CASA </text:h>
      <text:p text:style-name="Text_20_body">Hinweis 1: C# Code mit <text:span text:style-name="T1">Mono</text:span><text:line-break/>Hinweis 2: Der Fehler wird nur sichtbar, wenn man sich den C-Code vom <text:span text:style-name="T1">Mono</text:span>-Compiler anschaut... aber was vermuten Sie?<text:line-break/><text:line-break/><text:span text:style-name="T2">sockEndPoint = new UnixEndPoint(socketFileName);</text:span><text:line-break/><text:span text:style-name="T2">UnixFileSystemInfo sockFileInfo = new UnixFileInfo(socketFileName);</text:span><text:line-break/><text:line-break/><text:span text:style-name="T2">UnixUserInfo sockFileOwner = sockFileInfo.OwnerUser;</text:span><text:line-break/><text:line-break/><text:span text:style-name="T2">// root is the owner of the file "/tmp/.novellCASA"</text:span><text:line-break/><text:span text:style-name="T2">if (sockFileOwner.UserId == 0)</text:span><text:line-break/><text:span text:style-name="T2">{</text:span><text:line-break/>    <text:span text:style-name="T2">mSocket.Connect(sockEndPoint);</text:span><text:line-break/><text:span text:style-name="T2">}</text:span><text:line-break/><text:span text:style-name="T2">else</text:span><text:line-break/><text:span text:style-name="T2">{</text:span><text:line-break/>    <text:span text:style-name="T2">throw new Exception("not a valid miCASA service");</text:span><text:line-break/><text:span text:style-name="T2">}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" svg:font-family="arial, sans-serif"/>
    <style:font-face style:name="courier new" svg:font-family="'courier new'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text-indent="0in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6pt" fo:font-weight="bold" style:font-name-asian="HG Mincho Light J" style:font-size-asian="16pt" style:font-weight-asian="bold" style:font-name-complex="Arial Unicode MS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 fo:padding="0.1in" fo:border="0.0008in solid #ddddd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12-05T07:38:55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8" meta:word-count="350" meta:character-count="2433"/>
  </office:meta>
</office:document-meta>
</file>